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9d97" officeooo:paragraph-rsid="00139d97"/>
    </style:style>
    <style:style style:name="P2" style:family="paragraph" style:parent-style-name="Standard">
      <style:text-properties officeooo:rsid="00147c39" officeooo:paragraph-rsid="00147c39"/>
    </style:style>
    <style:style style:name="P3" style:family="paragraph" style:parent-style-name="Standard">
      <style:text-properties officeooo:rsid="00156e2e" officeooo:paragraph-rsid="00156e2e"/>
    </style:style>
    <style:style style:name="P4" style:family="paragraph" style:parent-style-name="Standard">
      <style:text-properties officeooo:rsid="0015b40b" officeooo:paragraph-rsid="0015b40b"/>
    </style:style>
    <style:style style:name="P5" style:family="paragraph" style:parent-style-name="Standard">
      <style:text-properties officeooo:rsid="0016964a" officeooo:paragraph-rsid="0016964a"/>
    </style:style>
    <style:style style:name="P6" style:family="paragraph" style:parent-style-name="Standard">
      <style:text-properties officeooo:rsid="0016ffaf" officeooo:paragraph-rsid="0016ffaf"/>
    </style:style>
    <style:style style:name="P7" style:family="paragraph" style:parent-style-name="Standard">
      <style:text-properties officeooo:rsid="001712c8" officeooo:paragraph-rsid="001712c8"/>
    </style:style>
    <style:style style:name="P8" style:family="paragraph" style:parent-style-name="Standard">
      <style:text-properties officeooo:rsid="00174012" officeooo:paragraph-rsid="00174012"/>
    </style:style>
    <style:style style:name="P9" style:family="paragraph" style:parent-style-name="Standard">
      <style:text-properties fo:font-weight="bold" officeooo:rsid="0019ad84" officeooo:paragraph-rsid="0019ad84" style:font-weight-asian="bold" style:font-weight-complex="bold"/>
    </style:style>
    <style:style style:name="P10" style:family="paragraph" style:parent-style-name="Standard">
      <style:text-properties fo:font-weight="bold" officeooo:rsid="001b387c" officeooo:paragraph-rsid="001b387c" style:font-weight-asian="bold" style:font-weight-complex="bold"/>
    </style:style>
    <style:style style:name="P11" style:family="paragraph" style:parent-style-name="Standard">
      <style:text-properties fo:font-weight="bold" officeooo:rsid="001c9c94" officeooo:paragraph-rsid="001c9c94" style:font-weight-asian="bold" style:font-weight-complex="bold"/>
    </style:style>
    <style:style style:name="P12" style:family="paragraph" style:parent-style-name="Standard">
      <style:text-properties fo:font-weight="bold" officeooo:rsid="001c9c94" officeooo:paragraph-rsid="0021b4e9" style:font-weight-asian="bold" style:font-weight-complex="bold"/>
    </style:style>
    <style:style style:name="P13" style:family="paragraph" style:parent-style-name="Standard">
      <style:text-properties fo:font-weight="bold" officeooo:rsid="001e3ada" officeooo:paragraph-rsid="001e3ada" style:font-weight-asian="bold" style:font-weight-complex="bold"/>
    </style:style>
    <style:style style:name="P14" style:family="paragraph" style:parent-style-name="Standard">
      <style:text-properties fo:font-weight="bold" officeooo:rsid="001f3ffb" officeooo:paragraph-rsid="001f3ffb" style:font-weight-asian="bold" style:font-weight-complex="bold"/>
    </style:style>
    <style:style style:name="P15" style:family="paragraph" style:parent-style-name="Standard">
      <style:text-properties fo:font-weight="bold" officeooo:rsid="001f3ffb" officeooo:paragraph-rsid="0020d752" style:font-weight-asian="bold" style:font-weight-complex="bold"/>
    </style:style>
    <style:style style:name="P16" style:family="paragraph" style:parent-style-name="Standard">
      <style:text-properties fo:font-weight="bold" officeooo:rsid="0020d752" officeooo:paragraph-rsid="0020d752" style:font-weight-asian="bold" style:font-weight-complex="bold"/>
    </style:style>
    <style:style style:name="P17" style:family="paragraph" style:parent-style-name="Standard">
      <style:text-properties fo:font-size="18pt" fo:font-weight="bold" officeooo:rsid="0017ebba" officeooo:paragraph-rsid="0017ebba" style:font-size-asian="18pt" style:font-weight-asian="bold" style:font-size-complex="18pt" style:font-weight-complex="bold"/>
    </style:style>
    <style:style style:name="P18" style:family="paragraph" style:parent-style-name="Standard">
      <style:text-properties officeooo:rsid="0019ad84" officeooo:paragraph-rsid="0019ad84"/>
    </style:style>
    <style:style style:name="P19" style:family="paragraph" style:parent-style-name="Standard">
      <style:text-properties officeooo:rsid="001c6aa2" officeooo:paragraph-rsid="001c6aa2"/>
    </style:style>
    <style:style style:name="P20" style:family="paragraph" style:parent-style-name="Standard">
      <style:text-properties fo:font-weight="normal" officeooo:rsid="001e3ada" officeooo:paragraph-rsid="001e3ada" style:font-weight-asian="normal" style:font-weight-complex="normal"/>
    </style:style>
    <style:style style:name="T1" style:family="text">
      <style:text-properties officeooo:rsid="00156e2e"/>
    </style:style>
    <style:style style:name="T2" style:family="text">
      <style:text-properties officeooo:rsid="0016ffa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ebba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1b4e9" style:font-weight-asian="normal" style:font-weight-complex="normal"/>
    </style:style>
    <style:style style:name="T7" style:family="text">
      <style:text-properties officeooo:rsid="001d9836"/>
    </style:style>
    <style:style style:name="T8" style:family="text">
      <style:text-properties officeooo:rsid="0021b4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Tab to autocomplete</text:span> a command or directory which saves much time.</text:p>
      <text:p text:style-name="P8"><text:span text:style-name="T4">l</text:span><text:span text:style-name="T3">s -la </text:span>to list all files in a directory</text:p>
      <text:p text:style-name="P8"/>
      <text:p text:style-name="P17">Git</text:p>
      <text:p text:style-name="P8"><text:span text:style-name="T3">git init</text:span> to initialize a git directory in a directory of existing code, to remove just remove the .git directory</text:p>
      <text:p text:style-name="P18"><text:span text:style-name="T3">git status</text:span> to see status</text:p>
      <text:p text:style-name="P18"><text:span text:style-name="T3">touch .gitignore</text:span> to make a gitignore directory, <text:span text:style-name="T3">code .gitignore</text:span> to open this and then add the files to ignore</text:p>
      <text:p text:style-name="P18"><text:span text:style-name="T3">git add -A</text:span> to add all files in the directory to the staging area</text:p>
      <text:p text:style-name="P18"><text:span text:style-name="T3">git reset arg1</text:span> to remove arg1 from the staging area, <text:span text:style-name="T3">git reset</text:span> without an argument resets all</text:p>
      <text:p text:style-name="P9">git commit -m “This is where you describe the commit” <text:span text:style-name="T5">to commit</text:span></text:p>
      <text:p text:style-name="P11">git pull <text:span text:style-name="T7">&lt;name&gt;</text:span> <text:span text:style-name="T7">&lt;branch&gt;</text:span> <text:span text:style-name="T5">updates your repository if others have pushed commits</text:span></text:p>
      <text:p text:style-name="P12">git push <text:span text:style-name="T7">&lt;name&gt;</text:span> <text:span text:style-name="T7">&lt;branch&gt;</text:span> <text:span text:style-name="T5">pushes your commits to the remote repository; </text:span><text:span text:style-name="T8">git push origin master</text:span></text:p>
      <text:p text:style-name="P12"><text:span text:style-name="T5"/></text:p>
      <text:p text:style-name="P12"><text:span text:style-name="T6">In Git, </text:span><text:span text:style-name="Source_20_Text"><text:span text:style-name="T6">origin</text:span></text:span><text:span text:style-name="T6"> is a placeholder name for the URL of the remote repository. Git sets up the origin by default when it clones a remote repository. You can use </text:span><text:span text:style-name="Source_20_Text"><text:span text:style-name="T6">origin</text:span></text:span><text:span text:style-name="T6"> to access the remote repository without having to enter a full URL every time. This also means that you can have multiple remotes for a repository by giving each a unique name.</text:span><text:span text:style-name="T5"><text:tab/></text:span></text:p>
      <text:p text:style-name="P12"><text:span text:style-name="T5"/></text:p>
      <text:p text:style-name="P9">git log<text:span text:style-name="T5"> to see a log of commits that were made, who made them, etc</text:span></text:p>
      <text:p text:style-name="P10">git clone<text:span text:style-name="T5"> &lt;url&gt; &lt;where to clone&gt; to clone a remote repository</text:span></text:p>
      <text:p text:style-name="P19"><text:span text:style-name="T3">git diff</text:span> shows changes made to code</text:p>
      <text:p text:style-name="P13">git branch &lt;name&gt; <text:span text:style-name="T5">to create a branch of code to work within</text:span></text:p>
      <text:p text:style-name="P13">git branch -a<text:span text:style-name="T5"> to see all the branches</text:span></text:p>
      <text:p text:style-name="P13">git checkout &lt;name&gt; <text:span text:style-name="T5">to begin working in &lt;name&gt; branch</text:span></text:p>
      <text:p text:style-name="P13">git push -u &lt;name&gt; &lt;branch&gt;<text:span text:style-name="T5"> to “associate the local branch with the remote repository branch” so that you can use just git pull and git push in the future</text:span></text:p>
      <text:p text:style-name="P13"><text:span text:style-name="T5"/></text:p>
      <text:p text:style-name="P14">to merge a branch: </text:p>
      <text:p text:style-name="P14"><text:span text:style-name="T5">git checkout master</text:span></text:p>
      <text:p text:style-name="P14"><text:span text:style-name="T5">git pull &lt;repositoryName&gt; master</text:span></text:p>
      <text:p text:style-name="P14"><text:span text:style-name="T5">git branch --merged</text:span></text:p>
      <text:p text:style-name="P14"><text:span text:style-name="T5">git merge &lt;branchName&gt;</text:span></text:p>
      <text:p text:style-name="P14"><text:span text:style-name="T5">git push &lt;repositoryName&gt; master</text:span></text:p>
      <text:p text:style-name="P20"/>
      <text:p text:style-name="P16">to delete a branch:</text:p>
      <text:p text:style-name="P15"><text:span text:style-name="T5">git branch –merged</text:span></text:p>
      <text:p text:style-name="P16"><text:span text:style-name="T5">git branch -d &lt;branchName&gt;</text:span></text:p>
      <text:p text:style-name="P16"><text:span text:style-name="T5">git branch -a</text:span></text:p>
      <text:p text:style-name="P16"><text:span text:style-name="T5">git push &lt;repositoryName&gt; --delete &lt;branchName&gt;</text:span></text:p>
      <text:p text:style-name="P13"><text:span text:style-name="T5"/></text:p>
      <text:p text:style-name="P19"/>
      <text:p text:style-name="P17">BasicTerminalCommands</text:p>
      <text:p text:style-name="P1">~ represents the home directory</text:p>
      <text:p text:style-name="P1"><text:span text:style-name="T3">ls</text:span> lists files in the current directory</text:p>
      <text:p text:style-name="P1">ls <text:span text:style-name="T3">-a</text:span> shows hidden files</text:p>
      <text:p text:style-name="P1">ls <text:span text:style-name="T3">-l </text:span>shows more information</text:p>
      <text:p text:style-name="P1"><text:soft-page-break/>ls -<text:span text:style-name="T3">h </text:span>shows more filesize in prefixed terms</text:p>
      <text:p text:style-name="P1">ls <text:span text:style-name="T3">-s</text:span> sorts by filesize</text:p>
      <text:p text:style-name="P1">ls <text:span text:style-name="T3">-t </text:span>to sort by time modified</text:p>
      <text:p text:style-name="P1"/>
      <text:p text:style-name="P2"><text:span text:style-name="T3">ln</text:span> to <text:span text:style-name="T1">make a hard </text:span>link <text:span text:style-name="T1">to</text:span> <text:span text:style-name="T1">a</text:span> file ex: ln a.txt b.txt</text:p>
      <text:p text:style-name="P2"/>
      <text:p text:style-name="P3"><text:span text:style-name="T3">ln -s </text:span>to make a symbolic link to a file or directory (more common than using a hard link)</text:p>
      <text:p text:style-name="P3"/>
      <text:p text:style-name="P3"><text:span text:style-name="T3">pwd</text:span> to show current directory</text:p>
      <text:p text:style-name="P3"><text:span text:style-name="T3">cd</text:span> ~/music (example) to go to a different directory</text:p>
      <text:p text:style-name="P3">cd by itself goes to home directory</text:p>
      <text:p text:style-name="P3"><text:span text:style-name="T3">cd .. </text:span>goes up to the parent directory</text:p>
      <text:p text:style-name="P3"/>
      <text:p text:style-name="P3"><text:span text:style-name="T3">mkdir</text:span> to make a directory</text:p>
      <text:p text:style-name="P3">mkdir <text:span text:style-name="T3">-p </text:span>to make nested directory</text:p>
      <text:p text:style-name="P4">mkdir<text:span text:style-name="T3"> -v </text:span>for a verbose mode (useful to keep track of what you’re doing)</text:p>
      <text:p text:style-name="P4"/>
      <text:p text:style-name="P4"><text:span text:style-name="T3">cp</text:span> arg1 arg2 copies the file (arg1) to the location (arg2)</text:p>
      <text:p text:style-name="P4"/>
      <text:p text:style-name="P4">you can copy multiple files using cp arg1 arg2 arg3… argFinal where argFinal is a directory the files are being copied to.</text:p>
      <text:p text:style-name="P4">cp supports -v</text:p>
      <text:p text:style-name="P4"/>
      <text:p text:style-name="P4">cp <text:span text:style-name="T3">-R</text:span> to copy the contents of a directory into another directory.</text:p>
      <text:p text:style-name="P4">cp <text:span text:style-name="T3">-i </text:span>to ask for confirmation if a file is going to be overwritten</text:p>
      <text:p text:style-name="P4">cp <text:span text:style-name="T3">-f </text:span>to force overwrite if ‘permission denied’</text:p>
      <text:p text:style-name="P4"/>
      <text:p text:style-name="P5"><text:span text:style-name="T3">rm</text:span> is to remove a file or folder, supporting the same flags/arguments as the cp commands</text:p>
      <text:p text:style-name="P5"/>
      <text:p text:style-name="P5"><text:span text:style-name="T3">mv</text:span> to move files, supporting the same flags/arguments as the cp/rm commands</text:p>
      <text:p text:style-name="P7">mv can also be used to rename a file </text:p>
      <text:p text:style-name="P7">(mv essentially combines cp and rm)</text:p>
      <text:p text:style-name="P5"/>
      <text:p text:style-name="P5"><text:span text:style-name="T3">|</text:span> is the ‘pipe’ command and can be used to chain multiple commands together</text:p>
      <text:p text:style-name="P5"/>
      <text:p text:style-name="P5"><text:span text:style-name="T3">&gt; </text:span>write the results of a command into a file</text:p>
      <text:p text:style-name="P5"><text:span text:style-name="T3">&lt;</text:span> read from a file</text:p>
      <text:p text:style-name="P5"><text:span text:style-name="T3">. </text:span><text:span text:style-name="T2">to refer to all files in a directory</text:span></text:p>
      <text:p text:style-name="P5"/>
      <text:p text:style-name="P6"><text:span text:style-name="T3">code .</text:span> In a project directory to open all of the project files.</text:p>
      <text:p text:style-name="P6"/>
      <text:p text:style-name="P5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7:51:45.678793702</meta:creation-date>
    <dc:date>2020-01-18T19:46:10.645684228</dc:date>
    <meta:editing-duration>PT1H16M43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62" meta:word-count="624" meta:character-count="3320" meta:non-whitespace-character-count="2757"/>
  </office:meta>
</office:document-meta>
</file>